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63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4.7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Puissance puits canadie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P(kW)=m(kg/s) x d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H : différence d'enthalpie entre l'entrée et la sortie kJ/k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1,15 est la masse volumique de l'air vers 30°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,82kJ/kg l'enthalpie de l'air à 0°C et 40% (humidité prise au pif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6,56kJ/kg l'enthalpie de l'air à 20°C et 50% (humidité prise au pif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débit</text:p>
          </table:table-cell>
          <table:table-cell table:style-name="ce1" office:value-type="float" office:value="250">
            <text:p>250</text:p>
          </table:table-cell>
          <table:table-cell office:value-type="string">
            <text:p>m3/h</text:p>
          </table:table-cell>
          <table:table-cell/>
        </table:table-row>
        <table:table-row table:style-name="ro1">
          <table:table-cell/>
          <table:table-cell office:value-type="string">
            <text:p>P(kW)</text:p>
          </table:table-cell>
          <table:table-cell table:formula="of:=([.C11]*1.15/3600)*(20.8-8.5)" office:value-type="float" office:value="0.982291666666667">
            <text:p>0,98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exemple dans mon cas :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ébit de 250m3/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= 400x1,15/3600 x (76-38) = 4,85kW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1">01/02/2011</text:date>, <text:time>00:1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22T23:10:08.03</meta:creation-date>
    <dc:date>2011-02-01T00:11:06.48</dc:date>
    <meta:editing-duration>PT03H42M27S</meta:editing-duration>
    <meta:editing-cycles>7</meta:editing-cycles>
    <meta:generator>OpenOffice.org/3.2$Win32 OpenOffice.org_project/320m18$Build-9502</meta:generator>
    <meta:document-statistic meta:table-count="3" meta:cell-count="14" meta:object-count="0"/>
  </office:meta>
</office:document-meta>
</file>